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gradient" draw:fill-gradient-name="a5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gradient" draw:fill-gradient-name="a5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91" draw:master-page-name="Master1-Layout1-title-Title-Slide" presentation:presentation-page-layout-name="Master1-PPL1" draw:id="Slide-256">
        <draw:frame draw:id="id145" presentation:style-name="a596" draw:name="Title 1" svg:x="1.91493in" svg:y="1.42256in" svg:width="9.50347in" svg:height="2.74411in" presentation:class="title" presentation:placeholder="false">
          <draw:text-box>
            <text:p text:style-name="a595" text:class-names="" text:cond-style-name=""><text:span text:style-name="a592" text:class-names="">Testing<text:s text:c="1"/></text:span><text:span text:style-name="a593" text:class-names="">Powerpont</text:span><text:span text:style-name="a594" text:class-names=""/></text:p>
          </draw:text-box>
          <svg:title/>
          <svg:desc/>
        </draw:frame>
        <draw:frame draw:id="id146" presentation:style-name="a597" draw:name="Subtitle 2" svg:x="1.91493in" svg:y="4.25in" svg:width="9.50347in" svg:height="1.5in" presentation:class="subtitle" presentation:placeholder="true">
          <draw:text-box/>
          <svg:title/>
          <svg:desc/>
        </draw:frame>
      </draw:page>
      <draw:page draw:name="Slide2" draw:style-name="a599" draw:master-page-name="Master1-Layout2-obj-Title-and-Content" presentation:presentation-page-layout-name="Master1-PPL2" draw:id="Slide-257">
        <draw:frame draw:id="id147" presentation:style-name="a603" draw:name="Title 1" svg:x="0.99932in" svg:y="0.67642in" svg:width="11.3347in" svg:height="1.7456in" presentation:class="title" presentation:placeholder="false">
          <draw:text-box>
            <text:p text:style-name="a602" text:class-names="" text:cond-style-name=""><text:span text:style-name="a600" text:class-names="">Slide one<text:s text:c="1"/></text:span><text:span text:style-name="a601" text:class-names=""/></text:p>
          </draw:text-box>
          <svg:title/>
          <svg:desc/>
        </draw:frame>
        <draw:frame draw:id="id148" presentation:style-name="a610" draw:name="Content Placeholder 2" svg:x="0.99932in" svg:y="2.58868in" svg:width="11.33402in" svg:height="3.74465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4" text:class-names="">Edited by<text:s text:c="1"/></text:span><text:span text:style-name="a605" text:class-names="">tara</text:span><text:span text:style-name="a606" text:class-names=""><text:s text:c="1"/></text:span><text:span text:style-name="a6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2fa3ee" draw:opacity="100%" draw:stroke="solid" svg:stroke-width="0.01736in" svg:stroke-color="#2077af" svg:stroke-opacity="100%" svg:stroke-linecap="butt"/>
    </style:default-style>
    <draw:gradient draw:name="a348" draw:style="linear" draw:angle="0" draw:start-color="#ffffff" draw:end-color="#b8b8b8" draw:start-intensity="100%" draw:end-intensity="100%"/>
    <draw:gradient draw:name="a225" draw:style="linear" draw:angle="0" draw:start-color="#ffffff" draw:end-color="#b8b8b8" draw:start-intensity="100%" draw:end-intensity="100%"/>
    <draw:gradient draw:name="a402" draw:style="linear" draw:angle="0" draw:start-color="#ffffff" draw:end-color="#b8b8b8" draw:start-intensity="100%" draw:end-intensity="100%"/>
    <draw:gradient draw:name="a370" draw:style="linear" draw:angle="0" draw:start-color="#ffffff" draw:end-color="#b8b8b8" draw:start-intensity="100%" draw:end-intensity="100%"/>
    <draw:gradient draw:name="a590" draw:style="linear" draw:angle="0" draw:start-color="#ffffff" draw:end-color="#b8b8b8" draw:start-intensity="100%" draw:end-intensity="100%"/>
    <draw:gradient draw:name="a322" draw:style="linear" draw:angle="0" draw:start-color="#ffffff" draw:end-color="#b8b8b8" draw:start-intensity="100%" draw:end-intensity="100%"/>
    <draw:gradient draw:name="a555" draw:style="linear" draw:angle="0" draw:start-color="#ffffff" draw:end-color="#b8b8b8" draw:start-intensity="100%" draw:end-intensity="100%"/>
    <draw:gradient draw:name="a257" draw:style="linear" draw:angle="0" draw:start-color="#ffffff" draw:end-color="#b8b8b8" draw:start-intensity="100%" draw:end-intensity="100%"/>
    <draw:gradient draw:name="a91" draw:style="linear" draw:angle="0" draw:start-color="#ffffff" draw:end-color="#b8b8b8" draw:start-intensity="100%" draw:end-intensity="100%"/>
    <draw:gradient draw:name="a296" draw:style="linear" draw:angle="0" draw:start-color="#ffffff" draw:end-color="#b8b8b8" draw:start-intensity="100%" draw:end-intensity="100%"/>
    <draw:gradient draw:name="a598" draw:style="linear" draw:angle="0" draw:start-color="#ffffff" draw:end-color="#b8b8b8" draw:start-intensity="100%" draw:end-intensity="100%"/>
    <draw:gradient draw:name="a56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243" draw:style="linear" draw:angle="0" draw:start-color="#ffffff" draw:end-color="#b8b8b8" draw:start-intensity="100%" draw:end-intensity="100%"/>
    <draw:gradient draw:name="a424" draw:style="linear" draw:angle="0" draw:start-color="#ffffff" draw:end-color="#b8b8b8" draw:start-intensity="100%" draw:end-intensity="100%"/>
    <draw:gradient draw:name="a165" draw:style="linear" draw:angle="0" draw:start-color="#ffffff" draw:end-color="#b8b8b8" draw:start-intensity="100%" draw:end-intensity="100%"/>
    <draw:gradient draw:name="a466" draw:style="linear" draw:angle="0" draw:start-color="#ffffff" draw:end-color="#b8b8b8" draw:start-intensity="100%" draw:end-intensity="100%"/>
    <draw:gradient draw:name="a34" draw:style="linear" draw:angle="0" draw:start-color="#ffffff" draw:end-color="#b8b8b8" draw:start-intensity="100%" draw:end-intensity="100%"/>
    <draw:gradient draw:name="a520" draw:style="linear" draw:angle="0" draw:start-color="#ffffff" draw:end-color="#b8b8b8" draw:start-intensity="100%" draw:end-intensity="100%"/>
    <draw:gradient draw:name="a113" draw:style="linear" draw:angle="0" draw:start-color="#ffffff" draw:end-color="#b8b8b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gradient" draw:fill-gradient-name="a5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fo:clip="rect(0in, 0in, 0in, 0in)" draw:stroke="none" draw:image-opacity="100%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 draw:image-opacity="100%"/>
    </style:style>
    <style:style style:family="graphic" style:name="a427" style:parent-style-name="Graphics">
      <style:graphic-properties draw:fill="none" draw:stroke="non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image-opacity="100%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gradient" draw:fill-gradient-name="a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fo:clip="rect(0in, 0in, 0in, 0in)" draw:stroke="none" draw:image-opacity="100%"/>
    </style:style>
    <style:style style:family="paragraph" style:name="a4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gradient" draw:fill-gradient-name="a1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in)" draw:stroke="none" draw:image-opacity="100%"/>
    </style:style>
    <style:style style:family="graphic" style:name="a116" style:parent-style-name="Graphics">
      <style:graphic-properties draw:fill="none" draw:stroke="non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gradient" draw:fill-gradient-name="a2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 style:parent-style-name="Graphics">
      <style:graphic-properties draw:fill="none" fo:clip="rect(0in, 0in, 0in, 0in)" draw:stroke="none" draw:image-opacity="100%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gradient" draw:fill-gradient-name="a5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fo:clip="rect(0in, 0in, 0in, 0in)" draw:stroke="none" draw:image-opacity="100%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gradient" draw:fill-gradient-name="a3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image-opacity="100%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image-opacity="100%"/>
    </style:style>
    <style:style style:family="graphic" style:name="a351" style:parent-style-name="Graphics">
      <style:graphic-properties draw:fill="none" draw:stroke="non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gradient" draw:fill-gradient-name="a4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8" style:parent-style-name="Graphics">
      <style:graphic-properties draw:fill="none" fo:clip="rect(0in, 0in, 0in, 0in)" draw:stroke="none" draw:image-opacity="100%"/>
    </style:style>
    <style:style style:family="paragraph" style:name="a5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gradient" draw:fill-gradient-name="a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" style:parent-style-name="Graphics">
      <style:graphic-properties draw:fill="none" fo:clip="rect(0in, 0in, 0in, 0in)" draw:stroke="none" draw:image-opacity="100%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draw:stroke="non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gradient" draw:fill-gradient-name="a3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image-opacity="100%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gradient" draw:fill-gradient-name="a1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 style:parent-style-name="Graphics">
      <style:graphic-properties draw:fill="none" fo:clip="rect(0in, 0in, 0in, 0in)" draw:stroke="none" draw:image-opacity="100%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 style:parent-style-name="Graphics">
      <style:graphic-properties draw:fill="none" fo:clip="rect(0in, 0in, 0in, 0in)" draw:stroke="none" draw:image-opacity="100%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gradient" draw:fill-gradient-name="a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fo:clip="rect(0in, 0in, 0in, 0in)" draw:stroke="none" draw:image-opacity="100%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gradient" draw:fill-gradient-name="a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fo:clip="rect(0in, 0in, 0in, 0in)" draw:stroke="none" draw:image-opacity="100%"/>
    </style:style>
    <style:style style:family="paragraph" style:name="a5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fo:clip="rect(0in, 0in, 0in, 0in)" draw:stroke="none" draw:image-opacity="100%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4" presentation:style-name="a30" draw:name="Footer Placeholder 4" svg:x="0.99932in" svg:y="6.43403in" svg:width="7.29756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49826in" svg:y="6.43403in" svg:width="0.83576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draw:layer="Master1-bg" draw:style-name="a3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7" draw:style-name="a37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Droplets-HD-Title-R1d.png</svg:desc>
      </draw:frame>
      <draw:frame draw:id="id8" presentation:style-name="a41" draw:name="Title 1" svg:x="1.91493in" svg:y="1.42256in" svg:width="9.50347in" svg:height="2.74411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91493in" svg:y="4.25in" svg:width="9.50347in" svg:height="1.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/1/2000</text:date></text:span></text:p>
        </draw:text-box>
        <svg:title/>
        <svg:desc/>
      </draw:frame>
      <draw:frame draw:id="id11" presentation:style-name="a52" draw:name="Footer Placeholder 4" svg:x="0.99932in" svg:y="6.43403in" svg:width="7.29756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1.49826in" svg:y="6.43403in" svg:width="0.83576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7">
      <draw:frame draw:id="id13" draw:layer="Master1-bg" draw:style-name="a58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4" draw:style-name="a59" draw:name="Picture 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5" presentation:style-name="a63" draw:name="Title 1" svg:x="0.99932in" svg:y="0.67642in" svg:width="11.3347in" svg:height="1.7456in" presentation:class="title" presentation:placeholder="false">
        <draw:text-box>
          <text:p text:style-name="a62" text:class-names="" text:cond-style-name=""><text:span text:style-name="a60" text:class-names="">Click to edit Master title style</text:span><text:span text:style-name="a61" text:class-names=""/></text:p>
        </draw:text-box>
        <svg:title/>
        <svg:desc/>
      </draw:frame>
      <draw:frame draw:id="id16" presentation:style-name="a80" draw:name="Content Placeholder 2" svg:x="0.99932in" svg:y="2.58868in" svg:width="11.33402in" svg:height="3.74465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Fifth level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1/1/2000</text:date></text:span></text:p>
        </draw:text-box>
        <svg:title/>
        <svg:desc/>
      </draw:frame>
      <draw:frame draw:id="id18" presentation:style-name="a87" draw:name="Footer Placeholder 4" svg:x="0.99932in" svg:y="6.43403in" svg:width="7.29756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0" draw:name="Slide Number Placeholder 5" svg:x="11.49826in" svg:y="6.43403in" svg:width="0.83576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2">
      <draw:frame draw:id="id20" draw:layer="Master1-bg" draw:style-name="a93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21" draw:style-name="a94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2" presentation:style-name="a98" draw:name="Title 1" svg:x="0.99932in" svg:y="0.90613in" svg:width="11.32081in" svg:height="2.99302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3" presentation:style-name="a102" draw:name="Text Placeholder 2" svg:x="0.99932in" svg:y="3.99984in" svg:width="11.32081in" svg:height="1.49626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4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1/1/2000</text:date></text:span></text:p>
        </draw:text-box>
        <svg:title/>
        <svg:desc/>
      </draw:frame>
      <draw:frame draw:id="id25" presentation:style-name="a109" draw:name="Footer Placeholder 4" svg:x="0.99932in" svg:y="6.43403in" svg:width="7.29756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6" presentation:style-name="a112" draw:name="Slide Number Placeholder 5" svg:x="11.49826in" svg:y="6.43403in" svg:width="0.83576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7" draw:layer="Master1-bg" draw:style-name="a115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28" draw:style-name="a116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9" presentation:style-name="a120" draw:name="Title 1" svg:x="0.99932in" svg:y="0.67642in" svg:width="11.3347in" svg:height="1.7456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30" presentation:style-name="a137" draw:name="Content Placeholder 2" svg:x="0.99932in" svg:y="2.58868in" svg:width="5.58402in" svg:height="3.74465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4" draw:name="Content Placeholder 3" svg:x="6.75in" svg:y="2.58868in" svg:width="5.58333in" svg:height="3.74465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1/1/2000</text:date></text:span></text:p>
        </draw:text-box>
        <svg:title/>
        <svg:desc/>
      </draw:frame>
      <draw:frame draw:id="id33" presentation:style-name="a161" draw:name="Footer Placeholder 5" svg:x="0.99932in" svg:y="6.43403in" svg:width="7.29756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4" presentation:style-name="a164" draw:name="Slide Number Placeholder 6" svg:x="11.49826in" svg:y="6.43403in" svg:width="0.83576in" svg:height="0.39931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6">
      <draw:frame draw:id="id35" draw:layer="Master1-bg" draw:style-name="a167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36" draw:style-name="a168" draw:name="Picture 14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37" presentation:style-name="a172" draw:name="Title 1" svg:x="0.99932in" svg:y="0.67642in" svg:width="11.3347in" svg:height="1.7456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8" presentation:style-name="a176" draw:name="Text Placeholder 2" svg:x="1.25364in" svg:y="2.59298in" svg:width="5.3297in" svg:height="0.74365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9" presentation:style-name="a193" draw:name="Content Placeholder 3" svg:x="0.99932in" svg:y="3.33663in" svg:width="5.58402in" svg:height="2.9967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7" draw:name="Text Placeholder 4" svg:x="6.99521in" svg:y="2.59298in" svg:width="5.33881in" svg:height="0.74365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41" presentation:style-name="a214" draw:name="Content Placeholder 5" svg:x="6.75in" svg:y="3.33663in" svg:width="5.58333in" svg:height="2.9967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8" draw:name="Date Placeholder 6" svg:x="8.39757in" svg:y="6.43403in" svg:width="3in" svg:height="0.39931in" presentation:class="date-time" presentation:placeholder="false">
        <draw:text-box>
          <text:p text:style-name="a217" text:class-names="" text:cond-style-name=""><text:span text:style-name="a215" text:class-names=""><text:date text:fixed="false" style:data-style-name="a216">1/1/2000</text:date></text:span></text:p>
        </draw:text-box>
        <svg:title/>
        <svg:desc/>
      </draw:frame>
      <draw:frame draw:id="id43" presentation:style-name="a221" draw:name="Footer Placeholder 7" svg:x="0.99932in" svg:y="6.43403in" svg:width="7.29756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44" presentation:style-name="a224" draw:name="Slide Number Placeholder 8" svg:x="11.49826in" svg:y="6.43403in" svg:width="0.83576in" svg:height="0.399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6">
      <draw:frame draw:id="id45" draw:layer="Master1-bg" draw:style-name="a227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46" draw:style-name="a228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47" presentation:style-name="a232" draw:name="Title 1" svg:x="0.99932in" svg:y="0.67642in" svg:width="11.3347in" svg:height="1.7456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8" presentation:style-name="a236" draw:name="Date Placeholder 2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1/2000</text:date></text:span></text:p>
        </draw:text-box>
        <svg:title/>
        <svg:desc/>
      </draw:frame>
      <draw:frame draw:id="id49" presentation:style-name="a239" draw:name="Footer Placeholder 3" svg:x="0.99932in" svg:y="6.43403in" svg:width="7.29756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4" svg:x="11.49826in" svg:y="6.43403in" svg:width="0.83576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4">
      <draw:frame draw:id="id51" draw:layer="Master1-bg" draw:style-name="a245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52" draw:style-name="a246" draw:name="Picture 6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3" presentation:style-name="a250" draw:name="Date Placeholder 1" svg:x="8.39757in" svg:y="6.43403in" svg:width="3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/1/2000</text:date></text:span></text:p>
        </draw:text-box>
        <svg:title/>
        <svg:desc/>
      </draw:frame>
      <draw:frame draw:id="id54" presentation:style-name="a253" draw:name="Footer Placeholder 2" svg:x="0.99932in" svg:y="6.43403in" svg:width="7.29756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5" presentation:style-name="a256" draw:name="Slide Number Placeholder 3" svg:x="11.49826in" svg:y="6.43403in" svg:width="0.83576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8">
      <draw:frame draw:id="id56" draw:layer="Master1-bg" draw:style-name="a259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57" draw:style-name="a260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8" presentation:style-name="a264" draw:name="Title 1" svg:x="0.99932in" svg:y="0.66667in" svg:width="4.30412in" svg:height="2.21266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9" presentation:style-name="a281" draw:name="Content Placeholder 2" svg:x="5.55344in" svg:y="0.66667in" svg:width="6.78058in" svg:height="5.6666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85" draw:name="Text Placeholder 3" svg:x="0.99932in" svg:y="2.87932in" svg:width="4.30412in" svg:height="3.4540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61" presentation:style-name="a289" draw:name="Date Placeholder 4" svg:x="8.39757in" svg:y="6.43403in" svg:width="3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1/2000</text:date></text:span></text:p>
        </draw:text-box>
        <svg:title/>
        <svg:desc/>
      </draw:frame>
      <draw:frame draw:id="id62" presentation:style-name="a292" draw:name="Footer Placeholder 5" svg:x="0.99932in" svg:y="6.43403in" svg:width="7.29756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63" presentation:style-name="a295" draw:name="Slide Number Placeholder 6" svg:x="11.49826in" svg:y="6.43403in" svg:width="0.83576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7">
      <draw:frame draw:id="id64" draw:layer="Master1-bg" draw:style-name="a298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65" draw:style-name="a299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66" presentation:style-name="a303" draw:name="Title 1" svg:x="0.99932in" svg:y="0.66667in" svg:width="6.49056in" svg:height="2.21266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67" presentation:style-name="a307" draw:name="Picture Placeholder 2" svg:x="8.11986in" svg:y="0.66667in" svg:width="3.5601in" svg:height="5.66667in" presentation:class="graphic" presentation:placeholder="false">
        <draw:text-box>
          <text:p text:style-name="a306" text:class-names="" text:cond-style-name=""><text:span text:style-name="a304" text:class-names="">Click icon to add picture</text:span><text:span text:style-name="a305" text:class-names=""/></text:p>
        </draw:text-box>
        <svg:title/>
        <svg:desc/>
      </draw:frame>
      <draw:frame draw:id="id68" presentation:style-name="a311" draw:name="Text Placeholder 3" svg:x="0.99934in" svg:y="2.87932in" svg:width="6.49054in" svg:height="3.45401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69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1/1/2000</text:date></text:span></text:p>
        </draw:text-box>
        <svg:title/>
        <svg:desc/>
      </draw:frame>
      <draw:frame draw:id="id70" presentation:style-name="a318" draw:name="Footer Placeholder 5" svg:x="0.99932in" svg:y="6.43403in" svg:width="7.29756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71" presentation:style-name="a321" draw:name="Slide Number Placeholder 6" svg:x="11.49826in" svg:y="6.43403in" svg:width="0.83576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23">
      <draw:frame draw:id="id72" draw:layer="Master1-bg" draw:style-name="a324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73" draw:style-name="a325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74" presentation:style-name="a329" draw:name="Title 1" svg:x="0.99934in" svg:y="4.69092in" svg:width="11.33468in" svg:height="0.88759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75" presentation:style-name="a333" draw:name="Picture Placeholder 2" svg:x="1.29565in" svg:y="0.76363in" svg:width="10.74205in" svg:height="3.51502in" presentation:class="graphic" presentation:placeholder="false">
        <draw:text-box>
          <text:p text:style-name="a332" text:class-names="" text:cond-style-name=""><text:span text:style-name="a330" text:class-names="">Click icon to add picture</text:span><text:span text:style-name="a331" text:class-names=""/></text:p>
        </draw:text-box>
        <svg:title/>
        <svg:desc/>
      </draw:frame>
      <draw:frame draw:id="id76" presentation:style-name="a337" draw:name="Text Placeholder 3" svg:x="0.99932in" svg:y="5.58697in" svg:width="11.3347in" svg:height="0.7463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77" presentation:style-name="a341" draw:name="Date Placeholder 4" svg:x="8.39757in" svg:y="6.43403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1/2000</text:date></text:span></text:p>
        </draw:text-box>
        <svg:title/>
        <svg:desc/>
      </draw:frame>
      <draw:frame draw:id="id78" presentation:style-name="a344" draw:name="Footer Placeholder 5" svg:x="0.99932in" svg:y="6.43403in" svg:width="7.29756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9" presentation:style-name="a347" draw:name="Slide Number Placeholder 6" svg:x="11.49826in" svg:y="6.43403in" svg:width="0.83576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49">
      <draw:frame draw:id="id80" draw:layer="Master1-bg" draw:style-name="a350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81" draw:style-name="a351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2" presentation:style-name="a355" draw:name="Title 1" svg:x="0.99932in" svg:y="0.66667in" svg:width="11.3347in" svg:height="3.74808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83" presentation:style-name="a359" draw:name="Text Placeholder 3" svg:x="0.99932in" svg:y="4.59845in" svg:width="11.3347in" svg:height="1.7348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</draw:text-box>
        <svg:title/>
        <svg:desc/>
      </draw:frame>
      <draw:frame draw:id="id84" presentation:style-name="a363" draw:name="Date Placeholder 4" svg:x="8.39757in" svg:y="6.43403in" svg:width="3in" svg:height="0.39931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1/2000</text:date></text:span></text:p>
        </draw:text-box>
        <svg:title/>
        <svg:desc/>
      </draw:frame>
      <draw:frame draw:id="id85" presentation:style-name="a366" draw:name="Footer Placeholder 5" svg:x="0.99932in" svg:y="6.43403in" svg:width="7.29756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86" presentation:style-name="a369" draw:name="Slide Number Placeholder 6" svg:x="11.49826in" svg:y="6.43403in" svg:width="0.83576in" svg:height="0.39931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71">
      <draw:frame draw:id="id87" draw:layer="Master1-bg" draw:style-name="a37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88" draw:style-name="a373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9" presentation:style-name="a377" draw:name="Title 1" svg:x="1.5816in" svg:y="0.66667in" svg:width="10.17361in" svg:height="3.27308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90" presentation:style-name="a381" draw:name="Text Placeholder 3" svg:x="1.88172in" svg:y="3.94798in" svg:width="9.57163in" svg:height="0.65047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</draw:text-box>
        <svg:title/>
        <svg:desc/>
      </draw:frame>
      <draw:frame draw:id="id91" presentation:style-name="a385" draw:name="Text Placeholder 3" svg:x="0.99932in" svg:y="4.78215in" svg:width="11.3347in" svg:height="1.55408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edit Master text styles</text:span></text:p>
            </text:list-item>
          </text:list>
        </draw:text-box>
        <svg:title/>
        <svg:desc/>
      </draw:frame>
      <draw:frame draw:id="id92" presentation:style-name="a389" draw:name="Date Placeholder 4" svg:x="8.39757in" svg:y="6.43403in" svg:width="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1/1/2000</text:date></text:span></text:p>
        </draw:text-box>
        <svg:title/>
        <svg:desc/>
      </draw:frame>
      <draw:frame draw:id="id93" presentation:style-name="a392" draw:name="Footer Placeholder 5" svg:x="0.99932in" svg:y="6.43403in" svg:width="7.29756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4" presentation:style-name="a395" draw:name="Slide Number Placeholder 6" svg:x="11.49826in" svg:y="6.43403in" svg:width="0.83576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>‹#›</text:page-number></text:span></text:p>
        </draw:text-box>
        <svg:title/>
        <svg:desc/>
      </draw:frame>
      <draw:frame draw:id="id95" draw:style-name="a398" draw:name="TextBox 12" svg:x="1.09524in" svg:y="0.82477in" svg:width="0.66667in" svg:height="0.63952in">
        <draw:text-box>
          <text:p text:style-name="a397" text:class-names="" text:cond-style-name=""><text:span text:style-name="a396" text:class-names="">“</text:span></text:p>
        </draw:text-box>
        <svg:title/>
        <svg:desc/>
      </draw:frame>
      <draw:frame draw:id="id96" draw:style-name="a401" draw:name="TextBox 13" svg:x="11.54589in" svg:y="3.27382in" svg:width="0.66667in" svg:height="0.63952in">
        <draw:text-box>
          <text:p text:style-name="a400" text:class-names="" text:cond-style-name=""><text:span text:style-name="a399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03">
      <draw:frame draw:id="id97" draw:layer="Master1-bg" draw:style-name="a404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98" draw:style-name="a405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99" presentation:style-name="a409" draw:name="Title 1" svg:x="0.99932in" svg:y="2.33893in" svg:width="11.3347in" svg:height="2.74698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100" presentation:style-name="a413" draw:name="Text Placeholder 3" svg:x="0.99932in" svg:y="5.09879in" svg:width="11.3347in" svg:height="1.2474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01" presentation:style-name="a417" draw:name="Date Placeholder 4" svg:x="8.39757in" svg:y="6.43403in" svg:width="3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1/1/2000</text:date></text:span></text:p>
        </draw:text-box>
        <svg:title/>
        <svg:desc/>
      </draw:frame>
      <draw:frame draw:id="id102" presentation:style-name="a420" draw:name="Footer Placeholder 5" svg:x="0.99932in" svg:y="6.43403in" svg:width="7.29756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103" presentation:style-name="a423" draw:name="Slide Number Placeholder 6" svg:x="11.49826in" svg:y="6.43403in" svg:width="0.83576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25">
      <draw:frame draw:id="id104" draw:layer="Master1-bg" draw:style-name="a42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05" draw:style-name="a427" draw:name="Picture 1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06" presentation:style-name="a431" draw:name="Title 1" svg:x="0.99932in" svg:y="0.66667in" svg:width="11.3347in" svg:height="1.75535in" presentation:class="title" presentation:placeholder="false">
        <draw:text-box>
          <text:p text:style-name="a430" text:class-names="" text:cond-style-name=""><text:span text:style-name="a428" text:class-names="">Click to edit Master title style</text:span><text:span text:style-name="a429" text:class-names=""/></text:p>
        </draw:text-box>
        <svg:title/>
        <svg:desc/>
      </draw:frame>
      <draw:frame draw:id="id107" presentation:style-name="a435" draw:name="Text Placeholder 2" svg:x="0.99932in" svg:y="2.58868in" svg:width="3.6078in" svg:height="0.6302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108" presentation:style-name="a439" draw:name="Text Placeholder 3" svg:x="0.99932in" svg:y="3.21889in" svg:width="3.6078in" svg:height="3.11444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109" presentation:style-name="a443" draw:name="Text Placeholder 4" svg:x="4.86919in" svg:y="2.58868in" svg:width="3.59965in" svg:height="0.63021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</draw:text-box>
        <svg:title/>
        <svg:desc/>
      </draw:frame>
      <draw:frame draw:id="id110" presentation:style-name="a447" draw:name="Text Placeholder 3" svg:x="4.85712in" svg:y="3.21889in" svg:width="3.61259in" svg:height="3.1144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111" presentation:style-name="a451" draw:name="Text Placeholder 4" svg:x="8.7197in" svg:y="2.58868in" svg:width="3.61431in" svg:height="0.6302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12" presentation:style-name="a455" draw:name="Text Placeholder 3" svg:x="8.7197in" svg:y="3.21889in" svg:width="3.61431in" svg:height="3.11444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113" presentation:style-name="a459" draw:name="Date Placeholder 2" svg:x="8.39757in" svg:y="6.43403in" svg:width="3in" svg:height="0.39931in" presentation:class="date-time" presentation:placeholder="false">
        <draw:text-box>
          <text:p text:style-name="a458" text:class-names="" text:cond-style-name=""><text:span text:style-name="a456" text:class-names=""><text:date text:fixed="false" style:data-style-name="a457">1/1/2000</text:date></text:span></text:p>
        </draw:text-box>
        <svg:title/>
        <svg:desc/>
      </draw:frame>
      <draw:frame draw:id="id114" presentation:style-name="a462" draw:name="Footer Placeholder 3" svg:x="0.99932in" svg:y="6.43403in" svg:width="7.29756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15" presentation:style-name="a465" draw:name="Slide Number Placeholder 4" svg:x="11.49826in" svg:y="6.43403in" svg:width="0.83576in" svg:height="0.39931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67">
      <draw:frame draw:id="id116" draw:layer="Master1-bg" draw:style-name="a468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17" draw:style-name="a469" draw:name="Picture 15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18" presentation:style-name="a473" draw:name="Title 1" svg:x="0.99932in" svg:y="0.66795in" svg:width="11.3347in" svg:height="1.75407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119" presentation:style-name="a477" draw:name="Text Placeholder 2" svg:x="0.99932in" svg:y="4.59845in" svg:width="3.605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20" presentation:style-name="a481" draw:name="Picture Placeholder 2" svg:x="0.99932in" svg:y="2.58868in" svg:width="3.605in" svg:height="1.66667in" presentation:class="graphic" presentation:placeholder="false">
        <draw:text-box>
          <text:p text:style-name="a480" text:class-names="" text:cond-style-name=""><text:span text:style-name="a478" text:class-names="">Click icon to add picture</text:span><text:span text:style-name="a479" text:class-names=""/></text:p>
        </draw:text-box>
        <svg:title/>
        <svg:desc/>
      </draw:frame>
      <draw:frame draw:id="id121" presentation:style-name="a485" draw:name="Text Placeholder 3" svg:x="0.99932in" svg:y="5.22865in" svg:width="3.605in" svg:height="1.104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ck to edit Master text styles</text:span></text:p>
            </text:list-item>
          </text:list>
        </draw:text-box>
        <svg:title/>
        <svg:desc/>
      </draw:frame>
      <draw:frame draw:id="id122" presentation:style-name="a489" draw:name="Text Placeholder 4" svg:x="4.85866in" svg:y="4.59845in" svg:width="3.61092in" svg:height="0.63021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</draw:text-box>
        <svg:title/>
        <svg:desc/>
      </draw:frame>
      <draw:frame draw:id="id123" presentation:style-name="a493" draw:name="Picture Placeholder 2" svg:x="4.85712in" svg:y="2.58868in" svg:width="3.61259in" svg:height="1.66667in" presentation:class="graphic" presentation:placeholder="false">
        <draw:text-box>
          <text:p text:style-name="a492" text:class-names="" text:cond-style-name=""><text:span text:style-name="a490" text:class-names="">Click icon to add picture</text:span><text:span text:style-name="a491" text:class-names=""/></text:p>
        </draw:text-box>
        <svg:title/>
        <svg:desc/>
      </draw:frame>
      <draw:frame draw:id="id124" presentation:style-name="a497" draw:name="Text Placeholder 3" svg:x="4.85712in" svg:y="5.22865in" svg:width="3.61259in" svg:height="1.10468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ck to edit Master text styles</text:span></text:p>
            </text:list-item>
          </text:list>
        </draw:text-box>
        <svg:title/>
        <svg:desc/>
      </draw:frame>
      <draw:frame draw:id="id125" presentation:style-name="a501" draw:name="Text Placeholder 4" svg:x="8.7197in" svg:y="4.59845in" svg:width="3.60967in" svg:height="0.6302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</draw:text-box>
        <svg:title/>
        <svg:desc/>
      </draw:frame>
      <draw:frame draw:id="id126" presentation:style-name="a505" draw:name="Picture Placeholder 2" svg:x="8.7197in" svg:y="2.58868in" svg:width="3.61431in" svg:height="1.66667in" presentation:class="graphic" presentation:placeholder="false">
        <draw:text-box>
          <text:p text:style-name="a504" text:class-names="" text:cond-style-name=""><text:span text:style-name="a502" text:class-names="">Click icon to add picture</text:span><text:span text:style-name="a503" text:class-names=""/></text:p>
        </draw:text-box>
        <svg:title/>
        <svg:desc/>
      </draw:frame>
      <draw:frame draw:id="id127" presentation:style-name="a509" draw:name="Text Placeholder 3" svg:x="8.71957in" svg:y="5.22865in" svg:width="3.61445in" svg:height="1.10468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</draw:text-box>
        <svg:title/>
        <svg:desc/>
      </draw:frame>
      <draw:frame draw:id="id128" presentation:style-name="a513" draw:name="Date Placeholder 2" svg:x="8.39757in" svg:y="6.43403in" svg:width="3in" svg:height="0.39931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1/1/2000</text:date></text:span></text:p>
        </draw:text-box>
        <svg:title/>
        <svg:desc/>
      </draw:frame>
      <draw:frame draw:id="id129" presentation:style-name="a516" draw:name="Footer Placeholder 3" svg:x="0.99932in" svg:y="6.43403in" svg:width="7.29756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30" presentation:style-name="a519" draw:name="Slide Number Placeholder 4" svg:x="11.49826in" svg:y="6.43403in" svg:width="0.83576in" svg:height="0.3993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21">
      <draw:frame draw:id="id131" draw:layer="Master1-bg" draw:style-name="a52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32" draw:style-name="a523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33" presentation:style-name="a527" draw:name="Title 1" svg:x="0.99932in" svg:y="0.67642in" svg:width="11.3347in" svg:height="1.7456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134" presentation:style-name="a544" draw:name="Vertical Text Placeholder 2" svg:x="0.99932in" svg:y="2.58868in" svg:width="11.3347in" svg:height="3.7446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/1/2000</text:date></text:span></text:p>
        </draw:text-box>
        <svg:title/>
        <svg:desc/>
      </draw:frame>
      <draw:frame draw:id="id136" presentation:style-name="a551" draw:name="Footer Placeholder 4" svg:x="0.99932in" svg:y="6.43403in" svg:width="7.29756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37" presentation:style-name="a554" draw:name="Slide Number Placeholder 5" svg:x="11.49826in" svg:y="6.43403in" svg:width="0.83576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56">
      <draw:frame draw:id="id138" draw:layer="Master1-bg" draw:style-name="a557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39" draw:style-name="a558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40" presentation:style-name="a562" draw:name="Vertical Title 1" svg:x="9.54167in" svg:y="0.66667in" svg:width="2.79235in" svg:height="5.66667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141" presentation:style-name="a579" draw:name="Vertical Text Placeholder 2" svg:x="0.99932in" svg:y="0.66667in" svg:width="8.37568in" svg:height="5.66667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Second level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hird level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Fifth level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83" draw:name="Date Placeholder 3" svg:x="8.39757in" svg:y="6.43403in" svg:width="3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1/1/2000</text:date></text:span></text:p>
        </draw:text-box>
        <svg:title/>
        <svg:desc/>
      </draw:frame>
      <draw:frame draw:id="id143" presentation:style-name="a586" draw:name="Footer Placeholder 4" svg:x="0.99932in" svg:y="6.43403in" svg:width="7.29756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44" presentation:style-name="a589" draw:name="Slide Number Placeholder 5" svg:x="11.49826in" svg:y="6.43403in" svg:width="0.83576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ing Powerpont</dc:title>
    <meta:initial-creator>KEENA, TARA</meta:initial-creator>
    <dc:creator>KEENA, TARA</dc:creator>
    <meta:creation-date>2014-12-08T20:00:40Z</meta:creation-date>
    <dc:date>2014-12-08T20:15:33Z</dc:date>
    <meta:template xlink:href="Droplet" xlink:type="simple"/>
    <meta:editing-cycles>1</meta:editing-cycles>
    <meta:editing-duration>PT892S</meta:editing-duration>
    <meta:document-statistic meta:paragraph-count="3" meta:word-count="7"/>
  </office:meta>
</office:document-meta>
</file>